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argas Hernández Gilberto<text:tab/> <text:s text:c="11"/>209554017 <text:tab/> <text:s text:c="2"/><text:tab/> <text:s/>Sección D14</text:p>
      <text:p text:style-name="P2">Práctica 4<text:tab/><text:tab/><text:tab/><text:tab/> <text:s text:c="13"/>13 de Octubre del 2014</text:p>
      <text:p text:style-name="P2">Taller de Programación de Sistemas.</text:p>
      <text:p text:style-name="P2"/>
      <text:p text:style-name="P2">Para esta práctica agregamos el contador de localidades (memoria) que se iba utilizando en cada código de operación y operando. También se lleva un control de las etiquetas que se van declarando a lo largo del código, que quedó guardado en una clase llamada tabsim (tabla de símbolos). Para el tabsim utilicé de nuevo la clase TreeMap, que guarda los datos en una estructura donde tienen asociados una llave y un valor. La etiqueta es la llave y el valor que le corresponde es la dirección que le corresponde a la instrucción . </text:p>
      <text:p text:style-name="P2"/>
      <text:p text:style-name="P2">Otra parte que se agregó fueron las directivas, que son instrucciones especiales que no son necesariamente instrucciones que se realizarán una vez cargadas, si no que son datos que modifican el contador de localidades directamente o escriben los datos directamente en las celdas de memoria. Para manejarlas utilicé un switch, pues al ser relativamente pocas directivas <text:s/>no creció mucho el código. </text:p>
      <text:p text:style-name="P2"/>
      <text:p text:style-name="P2">También tuve que modificar algunas partes de prácticas anteriores, pues la introducción de cadenas permite la existencia de espacios dentro del operando. </text:p>
      <text:p text:style-name="P2"/>
      <text:p text:style-name="P2"/>
      <text:p text:style-name="P2"/>
      <text:p text:style-name="P2"/>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5cm" style:writing-mode="page"/>
      <style:text-properties style:use-window-font-color="true" style:font-name="Times New Roman" fo:font-size="12pt" fo:language="es" fo:country="MX"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cho </meta:initial-creator>
    <meta:creation-date>2014-10-12T09:21:40</meta:creation-date>
    <dc:date>2014-10-12T09:55:23</dc:date>
    <dc:creator>tacho </dc:creator>
    <meta:editing-duration>PT8M20S</meta:editing-duration>
    <meta:editing-cycles>1</meta:editing-cycles>
    <meta:document-statistic meta:table-count="0" meta:image-count="0" meta:object-count="0" meta:page-count="1" meta:paragraph-count="6" meta:word-count="194" meta:character-count="1230" meta:non-whitespace-character-count="1002"/>
    <meta:generator>LibreOffice/3.5$Linux_X86_64 LibreOffice_project/350m1$Build-2</meta:generator>
  </office:meta>
</office:document-meta>
</file>